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7"/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15.33pt" svg:height="224.39pt" svg:x="6.24pt" svg:y="140.03pt">
            <loext:p draw:notify-on-update-of-ranges="Sheet1.A2:Sheet1.A2 Sheet1.B2:Sheet1.L2 Sheet1.A3:Sheet1.A3 Sheet1.B3:Sheet1.L3 Sheet1.A2:Sheet1.A2 Sheet1.B2:Sheet1.L2 Sheet1.A4:Sheet1.A4 Sheet1.B4:Sheet1.L4 Sheet1.A2:Sheet1.A2 Sheet1.B2:Sheet1.L2 Sheet1.A5:Sheet1.A5 Sheet1.B5:Sheet1.L5 Sheet1.A2:Sheet1.A2 Sheet1.B2:Sheet1.L2 Sheet1.A6:Sheet1.A6 Sheet1.B6:Sheet1.L6 Sheet1.A2:Sheet1.A2 Sheet1.B2:Sheet1.L2 Sheet1.A7:Sheet1.A7 Sheet1.B7:Sheet1.L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0.92pt" svg:height="199.53pt" svg:x="353.57pt" svg:y="147.57pt">
            <loext:p draw:notify-on-update-of-ranges="Sheet1.A2:Sheet1.A2 Sheet1.B2:Sheet1.L2 Sheet1.A8:Sheet1.A8 Sheet1.B8:Sheet1.L8 Sheet1.A2:Sheet1.A2 Sheet1.B2:Sheet1.L2 Sheet1.A9:Sheet1.A9 Sheet1.B9:Sheet1.L9 Sheet1.A2:Sheet1.A2 Sheet1.B2:Sheet1.L2 Sheet1.A10:Sheet1.A10 Sheet1.B10:Sheet1.L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1" table:default-cell-style-name="ce2"/>
        <table:table-row table:style-name="ro1">
          <table:table-cell table:style-name="Default" table:number-columns-repeated="1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0.145204446816014" calcext:value-type="float">
            <text:p>0.145</text:p>
          </table:table-cell>
          <table:table-cell office:value-type="float" office:value="0.813097073792675" calcext:value-type="float">
            <text:p>0.813</text:p>
          </table:table-cell>
          <table:table-cell office:value-type="float" office:value="0.851939535893535" calcext:value-type="float">
            <text:p>0.852</text:p>
          </table:table-cell>
          <table:table-cell office:value-type="float" office:value="0.880543020417245" calcext:value-type="float">
            <text:p>0.881</text:p>
          </table:table-cell>
          <table:table-cell table:number-columns-repeated="2" office:value-type="float" office:value="0.883663294788089" calcext:value-type="float">
            <text:p>0.884</text:p>
          </table:table-cell>
          <table:table-cell office:value-type="float" office:value="0.956890169185611" calcext:value-type="float">
            <text:p>0.957</text:p>
          </table:table-cell>
          <table:table-cell office:value-type="float" office:value="0.955229511081902" calcext:value-type="float">
            <text:p>0.955</text:p>
          </table:table-cell>
          <table:table-cell office:value-type="float" office:value="0.953539713580586" calcext:value-type="float">
            <text:p>0.954</text:p>
          </table:table-cell>
          <table:table-cell office:value-type="float" office:value="0.951841010236806" calcext:value-type="float">
            <text:p>0.952</text:p>
          </table:table-cell>
          <table:table-cell office:value-type="float" office:value="0.915766910495187" calcext:value-type="float">
            <text:p>0.916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365482233502538" calcext:value-type="float">
            <text:p>0.365</text:p>
          </table:table-cell>
          <table:table-cell office:value-type="float" office:value="0.883248730964467" calcext:value-type="float">
            <text:p>0.883</text:p>
          </table:table-cell>
          <table:table-cell office:value-type="float" office:value="0.895093062605753" calcext:value-type="float">
            <text:p>0.895</text:p>
          </table:table-cell>
          <table:table-cell office:value-type="float" office:value="0.917089678510998" calcext:value-type="float">
            <text:p>0.917</text:p>
          </table:table-cell>
          <table:table-cell table:number-columns-repeated="2" office:value-type="float" office:value="0.922165820642978" calcext:value-type="float">
            <text:p>0.922</text:p>
          </table:table-cell>
          <table:table-cell office:value-type="float" office:value="0.938566552901024" calcext:value-type="float">
            <text:p>0.939</text:p>
          </table:table-cell>
          <table:table-cell office:value-type="float" office:value="0.953125" calcext:value-type="float">
            <text:p>0.953</text:p>
          </table:table-cell>
          <table:table-cell office:value-type="float" office:value="0.971631205673759" calcext:value-type="float">
            <text:p>0.972</text:p>
          </table:table-cell>
          <table:table-cell office:value-type="float" office:value="0.975044563279857" calcext:value-type="float">
            <text:p>0.975</text:p>
          </table:table-cell>
          <table:table-cell office:value-type="float" office:value="0.988721804511278" calcext:value-type="float">
            <text:p>0.989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37696335078534" calcext:value-type="float">
            <text:p>0.377</text:p>
          </table:table-cell>
          <table:table-cell office:value-type="float" office:value="0.910994764397906" calcext:value-type="float">
            <text:p>0.911</text:p>
          </table:table-cell>
          <table:table-cell office:value-type="float" office:value="0.923211169284468" calcext:value-type="float">
            <text:p>0.923</text:p>
          </table:table-cell>
          <table:table-cell office:value-type="float" office:value="0.945898778359511" calcext:value-type="float">
            <text:p>0.946</text:p>
          </table:table-cell>
          <table:table-cell table:number-columns-repeated="2" office:value-type="float" office:value="0.951134380453752" calcext:value-type="float">
            <text:p>0.951</text:p>
          </table:table-cell>
          <table:table-cell office:value-type="float" office:value="0.959860383944154" calcext:value-type="float">
            <text:p>0.960</text:p>
          </table:table-cell>
          <table:table-cell office:value-type="float" office:value="0.958115183246073" calcext:value-type="float">
            <text:p>0.958</text:p>
          </table:table-cell>
          <table:table-cell office:value-type="float" office:value="0.956369982547993" calcext:value-type="float">
            <text:p>0.956</text:p>
          </table:table-cell>
          <table:table-cell office:value-type="float" office:value="0.954624781849913" calcext:value-type="float">
            <text:p>0.955</text:p>
          </table:table-cell>
          <table:table-cell office:value-type="float" office:value="0.917975567190227" calcext:value-type="float">
            <text:p>0.918</text:p>
          </table:table-cell>
        </table:table-row>
        <table:table-row table:style-name="ro1">
          <table:table-cell office:value-type="string" calcext:value-type="string">
            <text:p>FNR</text:p>
          </table:table-cell>
          <table:table-cell office:value-type="float" office:value="0.62303664921466" calcext:value-type="float">
            <text:p>0.623</text:p>
          </table:table-cell>
          <table:table-cell office:value-type="float" office:value="0.0890052356020943" calcext:value-type="float">
            <text:p>0.089</text:p>
          </table:table-cell>
          <table:table-cell office:value-type="float" office:value="0.0767888307155323" calcext:value-type="float">
            <text:p>0.077</text:p>
          </table:table-cell>
          <table:table-cell office:value-type="float" office:value="0.0541012216404887" calcext:value-type="float">
            <text:p>0.054</text:p>
          </table:table-cell>
          <table:table-cell table:number-columns-repeated="2" office:value-type="float" office:value="0.0488656195462478" calcext:value-type="float">
            <text:p>0.049</text:p>
          </table:table-cell>
          <table:table-cell office:value-type="float" office:value="0.0401396160558464" calcext:value-type="float">
            <text:p>0.040</text:p>
          </table:table-cell>
          <table:table-cell office:value-type="float" office:value="0.0418848167539267" calcext:value-type="float">
            <text:p>0.042</text:p>
          </table:table-cell>
          <table:table-cell office:value-type="float" office:value="0.043630017452007" calcext:value-type="float">
            <text:p>0.044</text:p>
          </table:table-cell>
          <table:table-cell office:value-type="float" office:value="0.0453752181500873" calcext:value-type="float">
            <text:p>0.045</text:p>
          </table:table-cell>
          <table:table-cell office:value-type="float" office:value="0.0820244328097731" calcext:value-type="float">
            <text:p>0.082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.371134020618557" calcext:value-type="float">
            <text:p>0.371</text:p>
          </table:table-cell>
          <table:table-cell office:value-type="float" office:value="0.896907216494845" calcext:value-type="float">
            <text:p>0.897</text:p>
          </table:table-cell>
          <table:table-cell office:value-type="float" office:value="0.90893470790378" calcext:value-type="float">
            <text:p>0.909</text:p>
          </table:table-cell>
          <table:table-cell office:value-type="float" office:value="0.93127147766323" calcext:value-type="float">
            <text:p>0.931</text:p>
          </table:table-cell>
          <table:table-cell table:number-columns-repeated="2" office:value-type="float" office:value="0.936426116838488" calcext:value-type="float">
            <text:p>0.936</text:p>
          </table:table-cell>
          <table:table-cell office:value-type="float" office:value="0.94909404659189" calcext:value-type="float">
            <text:p>0.949</text:p>
          </table:table-cell>
          <table:table-cell office:value-type="float" office:value="0.955613577023498" calcext:value-type="float">
            <text:p>0.956</text:p>
          </table:table-cell>
          <table:table-cell office:value-type="float" office:value="0.963940193491645" calcext:value-type="float">
            <text:p>0.964</text:p>
          </table:table-cell>
          <table:table-cell office:value-type="float" office:value="0.964726631393298" calcext:value-type="float">
            <text:p>0.965</text:p>
          </table:table-cell>
          <table:table-cell office:value-type="float" office:value="0.952036199095023" calcext:value-type="float">
            <text:p>0.952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552" calcext:value-type="float">
            <text:p>552</text:p>
          </table:table-cell>
          <table:table-cell table:number-columns-repeated="3" table:style-name="ce3" office:value-type="float" office:value="550" calcext:value-type="float">
            <text:p>55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table:style-name="ce3" office:value-type="float" office:value="1052" calcext:value-type="float">
            <text:p>105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2" table:style-name="ce3" office:value-type="float" office:value="48" calcext:value-type="float">
            <text:p>4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3"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7" calcext:value-type="float">
            <text:p>47</text:p>
          </table:table-cell>
        </table:table-row>
        <table:table-row table:style-name="ro1"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9:27:50.158556401</meta:creation-date>
    <dc:date>2018-06-17T20:13:20.469289044</dc:date>
    <meta:editing-duration>PT4M7S</meta:editing-duration>
    <meta:editing-cycles>2</meta:editing-cycles>
    <meta:generator>LibreOffice/5.1.6.2$Linux_X86_64 LibreOffice_project/10m0$Build-2</meta:generator>
    <meta:document-statistic meta:table-count="1" meta:cell-count="1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25cm" svg:height="7.917cm" xlink:href=".." xlink:type="simple" chart:class="chart:scatter" chart:style-name="ch1">
        <chart:legend chart:legend-position="end" svg:x="8.352cm" svg:y="2.663cm" style:legend-expansion="high" chart:style-name="ch2"/>
        <chart:plot-area chart:style-name="ch3" table:cell-range-address="Sheet1.A2:Sheet1.L7" chart:data-source-has-labels="column" svg:x="0.222cm" svg:y="0.158cm" svg:width="7.908cm" svg:height="7.601cm">
          <chartooo:coordinate-region svg:x="1.32cm" svg:y="0.358cm" svg:width="6.57cm" svg:height="6.7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L3" chart:label-cell-address="Sheet1.A3:Sheet1.A3" chart:class="chart:scatter">
            <chart:domain table:cell-range-address="Sheet1.B2:Sheet1.L2"/>
            <chart:data-point chart:repeated="11"/>
          </chart:series>
          <chart:series chart:style-name="ch8" chart:values-cell-range-address="Sheet1.B4:Sheet1.L4" chart:label-cell-address="Sheet1.A4:Sheet1.A4" chart:class="chart:scatter">
            <chart:data-point chart:repeated="11"/>
          </chart:series>
          <chart:series chart:style-name="ch9" chart:values-cell-range-address="Sheet1.B5:Sheet1.L5" chart:label-cell-address="Sheet1.A5:Sheet1.A5" chart:class="chart:scatter">
            <chart:data-point chart:repeated="11"/>
          </chart:series>
          <chart:series chart:style-name="ch10" chart:values-cell-range-address="Sheet1.B6:Sheet1.L6" chart:label-cell-address="Sheet1.A6:Sheet1.A6" chart:class="chart:scatter">
            <chart:data-point chart:repeated="11"/>
          </chart:series>
          <chart:series chart:style-name="ch11" chart:values-cell-range-address="Sheet1.B7:Sheet1.L7" chart:label-cell-address="Sheet1.A7:Sheet1.A7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2:Sheet1.L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AP</text:p>
                <draw:g>
                  <svg:desc>Sheet1.A3:Sheet1.A3</svg:desc>
                </draw:g>
              </table:table-cell>
              <table:table-cell office:value-type="float" office:value="0.145204446816014">
                <text:p>0.145204446816014</text:p>
                <draw:g>
                  <svg:desc>Sheet1.B3:Sheet1.L3</svg:desc>
                </draw:g>
              </table:table-cell>
              <table:table-cell office:value-type="float" office:value="0.813097073792675">
                <text:p>0.813097073792675</text:p>
              </table:table-cell>
              <table:table-cell office:value-type="float" office:value="0.851939535893535">
                <text:p>0.851939535893535</text:p>
              </table:table-cell>
              <table:table-cell office:value-type="float" office:value="0.880543020417245">
                <text:p>0.880543020417245</text:p>
              </table:table-cell>
              <table:table-cell office:value-type="float" office:value="0.883663294788089">
                <text:p>0.883663294788089</text:p>
              </table:table-cell>
              <table:table-cell office:value-type="float" office:value="0.883663294788089">
                <text:p>0.883663294788089</text:p>
              </table:table-cell>
              <table:table-cell office:value-type="float" office:value="0.956890169185611">
                <text:p>0.956890169185611</text:p>
              </table:table-cell>
              <table:table-cell office:value-type="float" office:value="0.955229511081902">
                <text:p>0.955229511081902</text:p>
              </table:table-cell>
              <table:table-cell office:value-type="float" office:value="0.953539713580586">
                <text:p>0.953539713580586</text:p>
              </table:table-cell>
              <table:table-cell office:value-type="float" office:value="0.951841010236806">
                <text:p>0.951841010236806</text:p>
              </table:table-cell>
              <table:table-cell office:value-type="float" office:value="0.915766910495187">
                <text:p>0.915766910495187</text:p>
              </table:table-cell>
            </table:table-row>
            <table:table-row>
              <table:table-cell office:value-type="string">
                <text:p>Precision</text:p>
                <draw:g>
                  <svg:desc>Sheet1.A4:Sheet1.A4</svg:desc>
                </draw:g>
              </table:table-cell>
              <table:table-cell office:value-type="float" office:value="0.365482233502538">
                <text:p>0.365482233502538</text:p>
                <draw:g>
                  <svg:desc>Sheet1.B4:Sheet1.L4</svg:desc>
                </draw:g>
              </table:table-cell>
              <table:table-cell office:value-type="float" office:value="0.883248730964467">
                <text:p>0.883248730964467</text:p>
              </table:table-cell>
              <table:table-cell office:value-type="float" office:value="0.895093062605753">
                <text:p>0.895093062605753</text:p>
              </table:table-cell>
              <table:table-cell office:value-type="float" office:value="0.917089678510998">
                <text:p>0.917089678510998</text:p>
              </table:table-cell>
              <table:table-cell office:value-type="float" office:value="0.922165820642978">
                <text:p>0.922165820642978</text:p>
              </table:table-cell>
              <table:table-cell office:value-type="float" office:value="0.922165820642978">
                <text:p>0.922165820642978</text:p>
              </table:table-cell>
              <table:table-cell office:value-type="float" office:value="0.938566552901024">
                <text:p>0.938566552901024</text:p>
              </table:table-cell>
              <table:table-cell office:value-type="float" office:value="0.953125">
                <text:p>0.953125</text:p>
              </table:table-cell>
              <table:table-cell office:value-type="float" office:value="0.971631205673759">
                <text:p>0.971631205673759</text:p>
              </table:table-cell>
              <table:table-cell office:value-type="float" office:value="0.975044563279857">
                <text:p>0.975044563279857</text:p>
              </table:table-cell>
              <table:table-cell office:value-type="float" office:value="0.988721804511278">
                <text:p>0.988721804511278</text:p>
              </table:table-cell>
            </table:table-row>
            <table:table-row>
              <table:table-cell office:value-type="string">
                <text:p>Recall</text:p>
                <draw:g>
                  <svg:desc>Sheet1.A5:Sheet1.A5</svg:desc>
                </draw:g>
              </table:table-cell>
              <table:table-cell office:value-type="float" office:value="0.37696335078534">
                <text:p>0.37696335078534</text:p>
                <draw:g>
                  <svg:desc>Sheet1.B5:Sheet1.L5</svg:desc>
                </draw:g>
              </table:table-cell>
              <table:table-cell office:value-type="float" office:value="0.910994764397906">
                <text:p>0.910994764397906</text:p>
              </table:table-cell>
              <table:table-cell office:value-type="float" office:value="0.923211169284468">
                <text:p>0.923211169284468</text:p>
              </table:table-cell>
              <table:table-cell office:value-type="float" office:value="0.945898778359511">
                <text:p>0.945898778359511</text:p>
              </table:table-cell>
              <table:table-cell office:value-type="float" office:value="0.951134380453752">
                <text:p>0.951134380453752</text:p>
              </table:table-cell>
              <table:table-cell office:value-type="float" office:value="0.951134380453752">
                <text:p>0.951134380453752</text:p>
              </table:table-cell>
              <table:table-cell office:value-type="float" office:value="0.959860383944154">
                <text:p>0.959860383944154</text:p>
              </table:table-cell>
              <table:table-cell office:value-type="float" office:value="0.958115183246073">
                <text:p>0.958115183246073</text:p>
              </table:table-cell>
              <table:table-cell office:value-type="float" office:value="0.956369982547993">
                <text:p>0.956369982547993</text:p>
              </table:table-cell>
              <table:table-cell office:value-type="float" office:value="0.954624781849913">
                <text:p>0.954624781849913</text:p>
              </table:table-cell>
              <table:table-cell office:value-type="float" office:value="0.917975567190227">
                <text:p>0.917975567190227</text:p>
              </table:table-cell>
            </table:table-row>
            <table:table-row>
              <table:table-cell office:value-type="string">
                <text:p>FNR</text:p>
                <draw:g>
                  <svg:desc>Sheet1.A6:Sheet1.A6</svg:desc>
                </draw:g>
              </table:table-cell>
              <table:table-cell office:value-type="float" office:value="0.62303664921466">
                <text:p>0.62303664921466</text:p>
                <draw:g>
                  <svg:desc>Sheet1.B6:Sheet1.L6</svg:desc>
                </draw:g>
              </table:table-cell>
              <table:table-cell office:value-type="float" office:value="0.0890052356020943">
                <text:p>0.0890052356020943</text:p>
              </table:table-cell>
              <table:table-cell office:value-type="float" office:value="0.0767888307155323">
                <text:p>0.0767888307155323</text:p>
              </table:table-cell>
              <table:table-cell office:value-type="float" office:value="0.0541012216404887">
                <text:p>0.0541012216404887</text:p>
              </table:table-cell>
              <table:table-cell office:value-type="float" office:value="0.0488656195462478">
                <text:p>0.0488656195462478</text:p>
              </table:table-cell>
              <table:table-cell office:value-type="float" office:value="0.0488656195462478">
                <text:p>0.0488656195462478</text:p>
              </table:table-cell>
              <table:table-cell office:value-type="float" office:value="0.0401396160558464">
                <text:p>0.0401396160558464</text:p>
              </table:table-cell>
              <table:table-cell office:value-type="float" office:value="0.0418848167539267">
                <text:p>0.0418848167539267</text:p>
              </table:table-cell>
              <table:table-cell office:value-type="float" office:value="0.043630017452007">
                <text:p>0.043630017452007</text:p>
              </table:table-cell>
              <table:table-cell office:value-type="float" office:value="0.0453752181500873">
                <text:p>0.0453752181500873</text:p>
              </table:table-cell>
              <table:table-cell office:value-type="float" office:value="0.0820244328097731">
                <text:p>0.0820244328097731</text:p>
              </table:table-cell>
            </table:table-row>
            <table:table-row>
              <table:table-cell office:value-type="string">
                <text:p>F1</text:p>
                <draw:g>
                  <svg:desc>Sheet1.A7:Sheet1.A7</svg:desc>
                </draw:g>
              </table:table-cell>
              <table:table-cell office:value-type="float" office:value="0.371134020618557">
                <text:p>0.371134020618557</text:p>
                <draw:g>
                  <svg:desc>Sheet1.B7:Sheet1.L7</svg:desc>
                </draw:g>
              </table:table-cell>
              <table:table-cell office:value-type="float" office:value="0.896907216494845">
                <text:p>0.896907216494845</text:p>
              </table:table-cell>
              <table:table-cell office:value-type="float" office:value="0.90893470790378">
                <text:p>0.90893470790378</text:p>
              </table:table-cell>
              <table:table-cell office:value-type="float" office:value="0.93127147766323">
                <text:p>0.93127147766323</text:p>
              </table:table-cell>
              <table:table-cell office:value-type="float" office:value="0.936426116838488">
                <text:p>0.936426116838488</text:p>
              </table:table-cell>
              <table:table-cell office:value-type="float" office:value="0.936426116838488">
                <text:p>0.936426116838488</text:p>
              </table:table-cell>
              <table:table-cell office:value-type="float" office:value="0.94909404659189">
                <text:p>0.94909404659189</text:p>
              </table:table-cell>
              <table:table-cell office:value-type="float" office:value="0.955613577023498">
                <text:p>0.955613577023498</text:p>
              </table:table-cell>
              <table:table-cell office:value-type="float" office:value="0.963940193491645">
                <text:p>0.963940193491645</text:p>
              </table:table-cell>
              <table:table-cell office:value-type="float" office:value="0.964726631393298">
                <text:p>0.964726631393298</text:p>
              </table:table-cell>
              <table:table-cell office:value-type="float" office:value="0.952036199095023">
                <text:p>0.952036199095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75cm" svg:height="7.04cm" xlink:href=".." xlink:type="simple" chart:class="chart:scatter" chart:style-name="ch1">
        <chart:legend chart:legend-position="end" svg:x="9.881cm" svg:y="2.723cm" style:legend-expansion="high" chart:style-name="ch2"/>
        <chart:plot-area chart:style-name="ch3" table:cell-range-address="Sheet1.A2:Sheet1.L2 Sheet1.A8:Sheet1.L10" chart:data-source-has-labels="column" svg:x="0.233cm" svg:y="0.14cm" svg:width="9.415cm" svg:height="6.76cm">
          <chartooo:coordinate-region svg:x="1.04cm" svg:y="0.339cm" svg:width="8.183cm" svg:height="5.9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L8" chart:label-cell-address="Sheet1.A8:Sheet1.A8" chart:class="chart:scatter">
            <chart:domain table:cell-range-address="Sheet1.B2:Sheet1.L2"/>
            <chart:data-point chart:repeated="11"/>
          </chart:series>
          <chart:series chart:style-name="ch8" chart:values-cell-range-address="Sheet1.B9:Sheet1.L9" chart:label-cell-address="Sheet1.A9:Sheet1.A9" chart:class="chart:scatter">
            <chart:data-point chart:repeated="11"/>
          </chart:series>
          <chart:series chart:style-name="ch9" chart:values-cell-range-address="Sheet1.B10:Sheet1.L10" chart:label-cell-address="Sheet1.A10:Sheet1.A10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2:Sheet1.L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TP</text:p>
                <draw:g>
                  <svg:desc>Sheet1.A8:Sheet1.A8</svg:desc>
                </draw:g>
              </table:table-cell>
              <table:table-cell office:value-type="float" office:value="568">
                <text:p>568</text:p>
                <draw:g>
                  <svg:desc>Sheet1.B8:Sheet1.L8</svg:desc>
                </draw:g>
              </table:table-cell>
              <table:table-cell office:value-type="float" office:value="558">
                <text:p>558</text:p>
              </table:table-cell>
              <table:table-cell office:value-type="float" office:value="555">
                <text:p>555</text:p>
              </table:table-cell>
              <table:table-cell office:value-type="float" office:value="552">
                <text:p>552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FP</text:p>
                <draw:g>
                  <svg:desc>Sheet1.A9:Sheet1.A9</svg:desc>
                </draw:g>
              </table:table-cell>
              <table:table-cell office:value-type="float" office:value="1052">
                <text:p>1052</text:p>
                <draw:g>
                  <svg:desc>Sheet1.B9:Sheet1.L9</svg:desc>
                </draw:g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N</text:p>
                <draw:g>
                  <svg:desc>Sheet1.A10:Sheet1.A10</svg:desc>
                </draw:g>
              </table:table-cell>
              <table:table-cell office:value-type="float" office:value="5">
                <text:p>5</text:p>
                <draw:g>
                  <svg:desc>Sheet1.B10:Sheet1.L10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